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9898" officeooo:paragraph-rsid="000c9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ooie fifth lead</text:p>
      <text:p text:style-name="P1"/>
      <text:p text:style-name="P1">Alle waves saw</text:p>
      <text:p text:style-name="P1"/>
      <text:p text:style-name="P1">Osc1 detune <text:tab/><text:tab/>=<text:tab/>17</text:p>
      <text:p text:style-name="P1">Osc1 fDetune<text:tab/><text:tab/>=<text:tab/>72</text:p>
      <text:p text:style-name="P1">fm<text:tab/><text:tab/><text:tab/>=<text:tab/>93</text:p>
      <text:p text:style-name="P1">Osc2 cDetune<text:tab/><text:tab/>=<text:tab/>24</text:p>
      <text:p text:style-name="P1">Osc2 fDetune<text:tab/><text:tab/>=<text:tab/>64</text:p>
      <text:p text:style-name="P1"/>
      <text:p text:style-name="P1">Mixer<text:tab/><text:tab/><text:tab/>=<text:tab/>127</text:p>
      <text:p text:style-name="P1">Subosc<text:tab/><text:tab/><text:tab/>=<text:tab/>5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1:19:24.612000000</meta:creation-date>
    <dc:date>2014-05-11T21:23:16.913000000</dc:date>
    <meta:editing-duration>P0D</meta:editing-duration>
    <meta:editing-cycles>1</meta:editing-cycles>
    <meta:document-statistic meta:table-count="0" meta:image-count="0" meta:object-count="0" meta:page-count="1" meta:paragraph-count="9" meta:word-count="31" meta:character-count="137" meta:non-whitespace-character-count="104"/>
    <meta:generator>LibreOffice/4.2.1.1$Windows_x86 LibreOffice_project/d7dbbd7842e6a58b0f521599204e827654e1fb8b</meta:generator>
  </office:meta>
</office:document-meta>
</file>